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se and M2 nuts for mounting end stops, and 1 for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1:59:15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9-11T21:58:12.785000000</dc:date>
    <meta:editing-duration>P89DT15H1M20S</meta:editing-duration>
    <meta:editing-cycles>73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